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6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formatLang(o.date_invoice,date=True)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6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511cm" svg:y="3.895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8" text:anchor-type="paragraph" svg:x="4.08cm" svg:y="13.092cm" svg:width="12.961cm" draw:z-index="8"><draw:text-box fo:min-height="1.842cm"><text:p text:style-name="P5">BCI</text:p><text:p text:style-name="Frame_20_contents">17499 00010 20596602014 93</text:p></draw:text-box></draw:frame><draw:frame draw:style-name="fr4" draw:name="Frame9" text:anchor-type="paragraph" svg:x="11.19cm" svg:y="27.561cm" svg:width="2cm" draw:z-index="9"><draw:text-box fo:min-height="0.499cm"><text:p text:style-name="P6">√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11-24T11:42:37</dc:date>
    <meta:editing-duration>PT4H19M56S</meta:editing-duration>
    <meta:editing-cycles>93</meta:editing-cycles>
    <meta:generator>LibreOffice/3.5$Linux_X86_64 LibreOffice_project/350m1$Build-2</meta:generator>
    <meta:printed-by>L. FRANCOIS</meta:printed-by>
    <meta:print-date>2014-04-04T10:58:13</meta:print-date>
    <dc:creator>L. FRANCOIS</dc:creator>
    <meta:document-statistic meta:table-count="1" meta:image-count="1" meta:object-count="0" meta:page-count="1" meta:paragraph-count="17" meta:word-count="23" meta:character-count="261" meta:non-whitespace-character-count="252"/>
  </office:meta>
</office:document-meta>
</file>